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1344c8f" officeooo:paragraph-rsid="000da986"/>
    </style:style>
    <style:style style:name="P2" style:family="paragraph" style:parent-style-name="Preformatted_20_Text">
      <style:text-properties officeooo:paragraph-rsid="000da986"/>
    </style:style>
    <style:style style:name="P3" style:family="paragraph" style:parent-style-name="Standard">
      <style:text-properties officeooo:paragraph-rsid="000da986"/>
    </style:style>
    <style:style style:name="P4" style:family="paragraph" style:parent-style-name="Text_20_body">
      <style:text-properties officeooo:rsid="01344c8f" officeooo:paragraph-rsid="000da986"/>
    </style:style>
    <style:style style:name="P5" style:family="paragraph" style:parent-style-name="Text_20_body">
      <style:text-properties officeooo:paragraph-rsid="000da986"/>
    </style:style>
    <style:style style:name="P6" style:family="paragraph" style:parent-style-name="Text_20_body">
      <style:text-properties officeooo:rsid="0138a9d7" officeooo:paragraph-rsid="000da986"/>
    </style:style>
    <style:style style:name="P7" style:family="paragraph" style:parent-style-name="Text_20_body">
      <style:text-properties officeooo:rsid="0135f985" officeooo:paragraph-rsid="000da986"/>
    </style:style>
    <style:style style:name="P8" style:family="paragraph" style:parent-style-name="Text_20_body">
      <style:paragraph-properties fo:break-before="page"/>
      <style:text-properties officeooo:rsid="01344c8f" officeooo:paragraph-rsid="000da986"/>
    </style:style>
    <style:style style:name="P9" style:family="paragraph" style:parent-style-name="Heading_20_2">
      <style:text-properties officeooo:paragraph-rsid="000da986"/>
    </style:style>
    <style:style style:name="P10" style:family="paragraph" style:parent-style-name="Heading_20_3">
      <style:text-properties officeooo:paragraph-rsid="000da986"/>
    </style:style>
    <style:style style:name="P11" style:family="paragraph" style:parent-style-name="Text_20_body" style:list-style-name="L1">
      <style:text-properties officeooo:rsid="01344c8f" officeooo:paragraph-rsid="000da986"/>
    </style:style>
    <style:style style:name="P12" style:family="paragraph" style:parent-style-name="Text_20_body">
      <style:text-properties officeooo:rsid="01344c8f" officeooo:paragraph-rsid="000da986"/>
    </style:style>
    <style:style style:name="P13" style:family="paragraph" style:parent-style-name="Text_20_body" style:list-style-name="L2">
      <style:text-properties officeooo:rsid="01344c8f" officeooo:paragraph-rsid="000da986"/>
    </style:style>
    <style:style style:name="P14" style:family="paragraph" style:parent-style-name="Text_20_body" style:list-style-name="L3">
      <style:text-properties officeooo:rsid="01344c8f" officeooo:paragraph-rsid="000da986"/>
    </style:style>
    <style:style style:name="T1" style:family="text">
      <style:text-properties officeooo:rsid="01394e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umentation Fetchlog parser</text:p>
      <text:h text:style-name="P9" text:outline-level="2">How to use :</text:h>
      <text:list xml:id="list801304997" text:style-name="L1">
        <text:list-item>
          <text:p text:style-name="P11">Unzip the fetchlog output</text:p>
        </text:list-item>
        <text:list-item>
          <text:p text:style-name="P11">Upload the extracted file using the ICON area (drop the csv file or browse your files)</text:p>
        </text:list-item>
      </text:list>
      <text:p text:style-name="P4"/>
      <text:h text:style-name="P9" text:outline-level="2">The tabs :</text:h>
      <text:h text:style-name="P10" text:outline-level="3">The Site-centric Tab</text:h>
      <text:p text:style-name="P4">The existing tag filters are diplayed on the top of the tab.</text:p>
      <text:p text:style-name="P4">Default tags are the filters that natively exist. Below the following tags and their filters :</text:p>
      <text:p text:style-name="P4"/>
      <text:list xml:id="list3253344802" text:style-name="L2">
        <text:list-item>
          <text:p text:style-name="P13">Generic</text:p>
        </text:list-item>
      </text:list>
      <text:p text:style-name="P4"/>
      <text:p text:style-name="P2">{</text:p>
      <text:p text:style-name="P2"><text:s text:c="4"/>label: "Generic",</text:p>
      <text:p text:style-name="P2"><text:s text:c="4"/>name: "genericTags",</text:p>
      <text:p text:style-name="P2"><text:s text:c="4"/>type: "default",</text:p>
      <text:p text:style-name="P2"><text:s text:c="4"/>includedParams: [</text:p>
      <text:p text:style-name="P2"><text:s text:c="8"/>"urlp",</text:p>
      <text:p text:style-name="P2"><text:s text:c="4"/>],</text:p>
      <text:p text:style-name="P2"><text:s text:c="4"/>excludedParams: [</text:p>
      <text:p text:style-name="P2"><text:s text:c="8"/>"prdr0",</text:p>
      <text:p text:style-name="P2"><text:s text:c="8"/>"ref",</text:p>
      <text:p text:style-name="P2"><text:s text:c="8"/>"scart=1",</text:p>
      <text:p text:style-name="P2"><text:s text:c="8"/>"amount",</text:p>
      <text:p text:style-name="P2"><text:s text:c="8"/>"eise",</text:p>
      <text:p text:style-name="P2"><text:s text:c="8"/>"error"</text:p>
      <text:p text:style-name="P2"><text:s text:c="4"/>]</text:p>
      <text:p text:style-name="P1">}</text:p>
      <text:p text:style-name="P4"/>
      <text:list xml:id="list181852009307559" text:continue-numbering="true" text:style-name="L2">
        <text:list-item>
          <text:p text:style-name="P13">Product</text:p>
        </text:list-item>
      </text:list>
      <text:p text:style-name="P4"/>
      <text:p text:style-name="P3">{</text:p>
      <text:p text:style-name="P2"><text:s text:c="4"/>label: "Product",</text:p>
      <text:p text:style-name="P2"><text:s text:c="4"/>name: "productTags",</text:p>
      <text:p text:style-name="P2"><text:s text:c="4"/>type: "default",</text:p>
      <text:p text:style-name="P2"><text:s text:c="4"/>includedParams: [</text:p>
      <text:p text:style-name="P2"><text:s text:c="8"/>"prdr0",</text:p>
      <text:p text:style-name="P2"><text:s text:c="4"/>],</text:p>
      <text:p text:style-name="P2"><text:s text:c="4"/>excludedParams: [</text:p>
      <text:p text:style-name="P2"><text:s text:c="8"/>"prdr1",</text:p>
      <text:p text:style-name="P2"><text:s text:c="8"/>"ref",</text:p>
      <text:p text:style-name="P2"><text:s text:c="8"/>"scart=1",</text:p>
      <text:p text:style-name="P2"><text:s text:c="8"/>"amount",</text:p>
      <text:p text:style-name="P2"><text:s text:c="8"/>"estimate=1",</text:p>
      <text:p text:style-name="P2"><text:s text:c="8"/>"error"</text:p>
      <text:p text:style-name="P2"><text:s text:c="4"/>]</text:p>
      <text:p text:style-name="P1"><text:soft-page-break/>}</text:p>
      <text:p text:style-name="P4"/>
      <text:list xml:id="list181851265085918" text:continue-numbering="true" text:style-name="L2">
        <text:list-item>
          <text:p text:style-name="P13">Category</text:p>
        </text:list-item>
      </text:list>
      <text:p text:style-name="P4"/>
      <text:p text:style-name="P2">{</text:p>
      <text:p text:style-name="P2"><text:s text:c="4"/>label: "Category",</text:p>
      <text:p text:style-name="P2"><text:s text:c="4"/>name: "categoryTags",</text:p>
      <text:p text:style-name="P2"><text:s text:c="4"/>type: "default",</text:p>
      <text:p text:style-name="P2"><text:s text:c="4"/>includedParams: [</text:p>
      <text:p text:style-name="P2"><text:s text:c="8"/>"prdr1",</text:p>
      <text:p text:style-name="P2"><text:s text:c="4"/>],</text:p>
      <text:p text:style-name="P2"><text:s text:c="4"/>excludedParams: [</text:p>
      <text:p text:style-name="P2"><text:s text:c="8"/>"ref",</text:p>
      <text:p text:style-name="P2"><text:s text:c="8"/>"scart=1",</text:p>
      <text:p text:style-name="P2"><text:s text:c="8"/>"amount",</text:p>
      <text:p text:style-name="P2"><text:s text:c="8"/>"estimate=1",</text:p>
      <text:p text:style-name="P2"><text:s text:c="8"/>"error"</text:p>
      <text:p text:style-name="P2"><text:s text:c="4"/>]</text:p>
      <text:p text:style-name="P1">}</text:p>
      <text:p text:style-name="P4"/>
      <text:list xml:id="list181850941953248" text:continue-numbering="true" text:style-name="L2">
        <text:list-item>
          <text:p text:style-name="P13">Search</text:p>
        </text:list-item>
      </text:list>
      <text:p text:style-name="P4"/>
      <text:p text:style-name="P2">{</text:p>
      <text:p text:style-name="P2"><text:s text:c="4"/>label: "Search",</text:p>
      <text:p text:style-name="P2"><text:s text:c="4"/>name: "searchTags",</text:p>
      <text:p text:style-name="P2"><text:s text:c="4"/>type: "default",</text:p>
      <text:p text:style-name="P2"><text:s text:c="4"/>includedParams: [</text:p>
      <text:p text:style-name="P2"><text:s text:c="8"/>"eise",</text:p>
      <text:p text:style-name="P2"><text:s text:c="8"/>"eisd0",</text:p>
      <text:p text:style-name="P2"><text:s text:c="8"/>"eisd1",</text:p>
      <text:p text:style-name="P2"><text:s text:c="8"/>"eisk0"</text:p>
      <text:p text:style-name="P2"><text:s text:c="4"/>],</text:p>
      <text:p text:style-name="P2"><text:s text:c="4"/>excludedParams: [</text:p>
      <text:p text:style-name="P2"><text:s text:c="8"/>"ref",</text:p>
      <text:p text:style-name="P2"><text:s text:c="8"/>"scart=1",</text:p>
      <text:p text:style-name="P2"><text:s text:c="8"/>"amount",</text:p>
      <text:p text:style-name="P2"><text:s text:c="8"/>"estimate=1"</text:p>
      <text:p text:style-name="P2"><text:s text:c="4"/>]</text:p>
      <text:p text:style-name="P1">}</text:p>
      <text:p text:style-name="P4"/>
      <text:list xml:id="list181850837567818" text:continue-numbering="true" text:style-name="L2">
        <text:list-item>
          <text:p text:style-name="P13">Error</text:p>
        </text:list-item>
      </text:list>
      <text:p text:style-name="P4"/>
      <text:p text:style-name="P3">{</text:p>
      <text:p text:style-name="P2"><text:s text:c="4"/>label: "Error",</text:p>
      <text:p text:style-name="P2"><text:s text:c="4"/>name: "errorTags",</text:p>
      <text:p text:style-name="P2"><text:s text:c="4"/>type: "default",</text:p>
      <text:p text:style-name="P2"><text:s text:c="4"/>includedParams: [</text:p>
      <text:p text:style-name="P2"><text:s text:c="8"/>"error=1"</text:p>
      <text:p text:style-name="P2"><text:s text:c="4"/>],</text:p>
      <text:p text:style-name="P2"><text:s text:c="4"/>excludedParams: [</text:p>
      <text:p text:style-name="P2"><text:s text:c="8"/>"ref",</text:p>
      <text:p text:style-name="P2"><text:s text:c="8"/>"scart=1",</text:p>
      <text:p text:style-name="P2"><text:s text:c="8"/>"amount",</text:p>
      <text:p text:style-name="P2"><text:s text:c="8"/>"estimate=1"</text:p>
      <text:p text:style-name="P2"><text:soft-page-break/><text:s text:c="4"/>]</text:p>
      <text:p text:style-name="P1">}</text:p>
      <text:p text:style-name="P4"/>
      <text:list xml:id="list181851331140041" text:continue-numbering="true" text:style-name="L2">
        <text:list-item>
          <text:p text:style-name="P13">Estimate</text:p>
        </text:list-item>
      </text:list>
      <text:p text:style-name="P4"/>
      <text:p text:style-name="P2">{</text:p>
      <text:p text:style-name="P2"><text:s text:c="4"/>label: "Estimate",</text:p>
      <text:p text:style-name="P2"><text:s text:c="4"/>name: "estimateTags",</text:p>
      <text:p text:style-name="P2"><text:s text:c="4"/>type: "default",</text:p>
      <text:p text:style-name="P2"><text:s text:c="4"/>includedParams: [</text:p>
      <text:p text:style-name="P2"><text:s text:c="8"/>"ref",</text:p>
      <text:p text:style-name="P2"><text:s text:c="8"/>"estimate=1"</text:p>
      <text:p text:style-name="P2"><text:s text:c="4"/>],</text:p>
      <text:p text:style-name="P2"><text:s text:c="4"/>excludedParams: [</text:p>
      <text:p text:style-name="P2"><text:s text:c="8"/>"scart=1",</text:p>
      <text:p text:style-name="P2"><text:s text:c="8"/>"amount",</text:p>
      <text:p text:style-name="P2"><text:s text:c="4"/>]</text:p>
      <text:p text:style-name="P1">}</text:p>
      <text:p text:style-name="P4"/>
      <text:list xml:id="list181850338979535" text:continue-numbering="true" text:style-name="L2">
        <text:list-item>
          <text:p text:style-name="P13">Add to cart</text:p>
        </text:list-item>
      </text:list>
      <text:p text:style-name="P4"/>
      <text:p text:style-name="P2">{</text:p>
      <text:p text:style-name="P2"><text:s text:c="4"/>label: "Add to cart",</text:p>
      <text:p text:style-name="P2"><text:s text:c="4"/>name: "addToCartTags",</text:p>
      <text:p text:style-name="P2"><text:s text:c="4"/>type: "default",</text:p>
      <text:p text:style-name="P2"><text:s text:c="4"/>includedParams: [</text:p>
      <text:p text:style-name="P2"><text:s text:c="8"/>"prdr0",</text:p>
      <text:p text:style-name="P2"><text:s text:c="8"/>"prda0",</text:p>
      <text:p text:style-name="P2"><text:s text:c="8"/>"prdq0",</text:p>
      <text:p text:style-name="P2"><text:s text:c="8"/>"scartcumul=1",</text:p>
      <text:p text:style-name="P2"><text:s text:c="8"/>"scart=1"</text:p>
      <text:p text:style-name="P2"><text:s text:c="4"/>],</text:p>
      <text:p text:style-name="P2"><text:s text:c="4"/>excludedParams: [</text:p>
      <text:p text:style-name="P2"><text:s text:c="8"/>"amount",</text:p>
      <text:p text:style-name="P2"><text:s text:c="8"/>"ref"</text:p>
      <text:p text:style-name="P2"><text:s text:c="4"/>]</text:p>
      <text:p text:style-name="P1">}</text:p>
      <text:p text:style-name="P4"/>
      <text:list xml:id="list181850860531164" text:continue-numbering="true" text:style-name="L2">
        <text:list-item>
          <text:p text:style-name="P13">Cart page</text:p>
        </text:list-item>
      </text:list>
      <text:p text:style-name="P4"/>
      <text:p text:style-name="P3">{</text:p>
      <text:p text:style-name="P2"><text:s text:c="4"/>label: "Cart page",</text:p>
      <text:p text:style-name="P2"><text:s text:c="4"/>name: "cartPageTags",</text:p>
      <text:p text:style-name="P2"><text:s text:c="4"/>type: "default",</text:p>
      <text:p text:style-name="P2"><text:s text:c="4"/>includedParams: [</text:p>
      <text:p text:style-name="P2"><text:s text:c="8"/>"prdr0",</text:p>
      <text:p text:style-name="P2"><text:s text:c="8"/>"prda0",</text:p>
      <text:p text:style-name="P2"><text:s text:c="8"/>"prdq0",</text:p>
      <text:p text:style-name="P2"><text:s text:c="8"/>"scartcumul=0",</text:p>
      <text:p text:style-name="P2"><text:s text:c="8"/>"scart=1"</text:p>
      <text:p text:style-name="P2"><text:s text:c="4"/>],</text:p>
      <text:p text:style-name="P2"><text:s text:c="4"/>excludedParams: [</text:p>
      <text:p text:style-name="P2"><text:s text:c="8"/>"amount",</text:p>
      <text:p text:style-name="P2"><text:s text:c="8"/>"ref"</text:p>
      <text:p text:style-name="P2"><text:soft-page-break/><text:s text:c="4"/>]</text:p>
      <text:p text:style-name="P1">}</text:p>
      <text:p text:style-name="P4"/>
      <text:list xml:id="list181850942974173" text:continue-numbering="true" text:style-name="L2">
        <text:list-item>
          <text:p text:style-name="P13">Order</text:p>
        </text:list-item>
      </text:list>
      <text:p text:style-name="P4"/>
      <text:p text:style-name="P2">{</text:p>
      <text:p text:style-name="P2"><text:s text:c="4"/>label: "Order",</text:p>
      <text:p text:style-name="P2"><text:s text:c="4"/>name: "orderTags",</text:p>
      <text:p text:style-name="P2"><text:s text:c="4"/>type: "default",</text:p>
      <text:p text:style-name="P2"><text:s text:c="4"/>includedParams: [</text:p>
      <text:p text:style-name="P2"><text:s text:c="8"/>"prdr0",</text:p>
      <text:p text:style-name="P2"><text:s text:c="8"/>"prda0",</text:p>
      <text:p text:style-name="P2"><text:s text:c="8"/>"prdq0",</text:p>
      <text:p text:style-name="P2"><text:s text:c="8"/>"ref",</text:p>
      <text:p text:style-name="P2"><text:s text:c="8"/>"amount",</text:p>
      <text:p text:style-name="P2"><text:s text:c="4"/>],</text:p>
      <text:p text:style-name="P2"><text:s text:c="4"/>excludedParams: [</text:p>
      <text:p text:style-name="P2"><text:s text:c="8"/>"scart=1",</text:p>
      <text:p text:style-name="P2"><text:s text:c="8"/>"estimate=1"</text:p>
      <text:p text:style-name="P2"><text:s text:c="4"/>]</text:p>
      <text:p text:style-name="P2">}</text:p>
      <text:p text:style-name="P5"/>
      <text:p text:style-name="P5"/>
      <text:p text:style-name="P6">Search additional <text:span text:style-name="T1">tags</text:span></text:p>
      <text:p text:style-name="P7">You can create additional tags to search for in the logs.</text:p>
      <text:p text:style-name="P7">They must have a name (to display), an ID and at least 1 parameter (included and/or excluded).</text:p>
      <text:p text:style-name="P7"/>
      <text:h text:style-name="P10" text:outline-level="3">The Ad-centric Tab</text:h>
      <text:p text:style-name="P4">The existing ad tracking filters are diplayed on the top of the tab.</text:p>
      <text:p text:style-name="P4">Default tags are the filters that natively exist. Below the following tags and their filters :</text:p>
      <text:p text:style-name="P4"/>
      <text:list xml:id="list2400939555" text:style-name="L3">
        <text:list-item>
          <text:p text:style-name="P14">Affiliation</text:p>
        </text:list-item>
      </text:list>
      <text:p text:style-name="P4"/>
      <text:p text:style-name="P2">{</text:p>
      <text:p text:style-name="P2"><text:s text:c="4"/>label: "Affiliation",</text:p>
      <text:p text:style-name="P2"><text:s text:c="4"/>name: "affiliationTracking",</text:p>
      <text:p text:style-name="P2"><text:s text:c="4"/>status: "notFound",</text:p>
      <text:p text:style-name="P2"><text:s text:c="4"/>includedParams: [</text:p>
      <text:p text:style-name="P2"><text:s text:c="8"/>"eaf-publisher",</text:p>
      <text:p text:style-name="P2"><text:s text:c="8"/>"eaf-name",</text:p>
      <text:p text:style-name="P2"><text:s text:c="8"/>"eaf-creative",</text:p>
      <text:p text:style-name="P2"><text:s text:c="8"/>"eaf-creativetype"</text:p>
      <text:p text:style-name="P2"><text:s text:c="4"/>]</text:p>
      <text:p text:style-name="P1">}, </text:p>
      <text:p text:style-name="P4"/>
      <text:list xml:id="list181850565283036" text:continue-numbering="true" text:style-name="L3">
        <text:list-item>
          <text:p text:style-name="P14">Epub</text:p>
        </text:list-item>
      </text:list>
      <text:p text:style-name="P4"><text:soft-page-break/></text:p>
      <text:p text:style-name="P2">{</text:p>
      <text:p text:style-name="P2"><text:s text:c="4"/>label: "Epub",</text:p>
      <text:p text:style-name="P2"><text:s text:c="4"/>name: "epubTracking",</text:p>
      <text:p text:style-name="P2"><text:s text:c="4"/>status: "notFound",</text:p>
      <text:p text:style-name="P2"><text:s text:c="4"/>includedParams: [</text:p>
      <text:p text:style-name="P2"><text:s text:c="8"/>"ead-publisher",</text:p>
      <text:p text:style-name="P2"><text:s text:c="8"/>"ead-name",</text:p>
      <text:p text:style-name="P2"><text:s text:c="8"/>"ead-location",</text:p>
      <text:p text:style-name="P2"><text:s text:c="8"/>"ead-creative",</text:p>
      <text:p text:style-name="P2"><text:s text:c="8"/>"ead-creativetype"</text:p>
      <text:p text:style-name="P2"><text:s text:c="4"/>]</text:p>
      <text:p text:style-name="P1">}</text:p>
      <text:p text:style-name="P4"/>
      <text:list xml:id="list181851772651088" text:continue-numbering="true" text:style-name="L3">
        <text:list-item>
          <text:p text:style-name="P14">Comparator</text:p>
        </text:list-item>
      </text:list>
      <text:p text:style-name="P4"/>
      <text:p text:style-name="P2">{</text:p>
      <text:p text:style-name="P2"><text:s text:c="4"/>label: "Comparator",</text:p>
      <text:p text:style-name="P2"><text:s text:c="4"/>name: "comparatorTracking",</text:p>
      <text:p text:style-name="P2"><text:s text:c="4"/>status: "notFound",</text:p>
      <text:p text:style-name="P2"><text:s text:c="4"/>includedParams: [</text:p>
      <text:p text:style-name="P2"><text:s text:c="8"/>"etf-publisher",</text:p>
      <text:p text:style-name="P2"><text:s text:c="8"/>"etf-name"</text:p>
      <text:p text:style-name="P2"><text:s text:c="4"/>]</text:p>
      <text:p text:style-name="P1">}</text:p>
      <text:p text:style-name="P4"/>
      <text:list xml:id="list181850328901455" text:continue-numbering="true" text:style-name="L3">
        <text:list-item>
          <text:p text:style-name="P14">Mailing</text:p>
        </text:list-item>
      </text:list>
      <text:p text:style-name="P4"/>
      <text:p text:style-name="P2">{</text:p>
      <text:p text:style-name="P2"><text:s text:c="4"/>label: "Mailing",</text:p>
      <text:p text:style-name="P2"><text:s text:c="4"/>name: "mailingTracking",</text:p>
      <text:p text:style-name="P2"><text:s text:c="4"/>status: "notFound",</text:p>
      <text:p text:style-name="P2"><text:s text:c="4"/>includedParams: [</text:p>
      <text:p text:style-name="P2"><text:s text:c="8"/>"eml-publisher",</text:p>
      <text:p text:style-name="P2"><text:s text:c="8"/>"eml-name"</text:p>
      <text:p text:style-name="P2"><text:s text:c="4"/>]</text:p>
      <text:p text:style-name="P1">}</text:p>
      <text:p text:style-name="P4"/>
      <text:list xml:id="list181851158552328" text:continue-numbering="true" text:style-name="L3">
        <text:list-item>
          <text:p text:style-name="P14">Social</text:p>
        </text:list-item>
      </text:list>
      <text:p text:style-name="P4"/>
      <text:p text:style-name="P2">{</text:p>
      <text:p text:style-name="P2"><text:s text:c="4"/>label: "Social",</text:p>
      <text:p text:style-name="P2"><text:s text:c="4"/>name: "socialTracking",</text:p>
      <text:p text:style-name="P2"><text:s text:c="4"/>status: "notFound",</text:p>
      <text:p text:style-name="P2"><text:s text:c="4"/>includedParams: [</text:p>
      <text:p text:style-name="P2"><text:s text:c="8"/>"esc-publisher",</text:p>
      <text:p text:style-name="P2"><text:s text:c="8"/>"esc-name",</text:p>
      <text:p text:style-name="P2"><text:s text:c="8"/>"esc-location",</text:p>
      <text:p text:style-name="P2"><text:s text:c="8"/>"esc-creative",</text:p>
      <text:p text:style-name="P2"><text:s text:c="8"/>"esc-creativetype"</text:p>
      <text:p text:style-name="P2"><text:s text:c="4"/>]</text:p>
      <text:p text:style-name="P1">}</text:p>
      <text:p text:style-name="P4"/>
      <text:list xml:id="list181852016191735" text:continue-numbering="true" text:style-name="L3">
        <text:list-item>
          <text:p text:style-name="P14"><text:soft-page-break/>Sponsored Links</text:p>
        </text:list-item>
      </text:list>
      <text:p text:style-name="P4"/>
      <text:p text:style-name="P2">{</text:p>
      <text:p text:style-name="P2"><text:s text:c="4"/>label: "Sponsored Links",</text:p>
      <text:p text:style-name="P2"><text:s text:c="4"/>name: "sponsoredLinksTracking",</text:p>
      <text:p text:style-name="P2"><text:s text:c="4"/>status: "notFound",</text:p>
      <text:p text:style-name="P2"><text:s text:c="4"/>includedParams: [</text:p>
      <text:p text:style-name="P2"><text:s text:c="8"/>"esl-k=",</text:p>
      <text:p text:style-name="P2"><text:s text:c="8"/>"|a",</text:p>
      <text:p text:style-name="P2"><text:s text:c="8"/>"|g"</text:p>
      <text:p text:style-name="P2"><text:s text:c="4"/>]</text:p>
      <text:p text:style-name="P1">}</text:p>
      <text:p text:style-name="P4"/>
      <text:list xml:id="list181852058192992" text:continue-numbering="true" text:style-name="L3">
        <text:list-item>
          <text:p text:style-name="P14">Partnerships</text:p>
        </text:list-item>
      </text:list>
      <text:p text:style-name="P4"/>
      <text:p text:style-name="P2">{</text:p>
      <text:p text:style-name="P2"><text:s text:c="4"/>label: "Partnerships",</text:p>
      <text:p text:style-name="P2"><text:s text:c="4"/>name: "partnershipsTracking",</text:p>
      <text:p text:style-name="P2"><text:s text:c="4"/>status: "notFound",</text:p>
      <text:p text:style-name="P2"><text:s text:c="4"/>includedParams: [</text:p>
      <text:p text:style-name="P2"><text:s text:c="8"/>"ept-publisher",</text:p>
      <text:p text:style-name="P2"><text:s text:c="8"/>"ept-name"</text:p>
      <text:p text:style-name="P2"><text:s text:c="4"/>]</text:p>
      <text:p text:style-name="P2">}</text:p>
      <text:p text:style-name="P4"/>
      <text:p text:style-name="P4"/>
      <text:h text:style-name="P10" text:outline-level="3">The IP counter</text:h>
      <text:p text:style-name="P4">Displays the IPs, the number of times they appear in the file and their percentage.</text:p>
      <text:p text:style-name="P4">The columns are sortable by clicking on the table head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2:10:50.863445503</meta:creation-date>
    <dc:date>2022-06-03T18:18:49.912686399</dc:date>
    <meta:editing-duration>PT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44" meta:word-count="478" meta:character-count="4283" meta:non-whitespace-character-count="3026"/>
  </office:meta>
</office:document-meta>
</file>